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New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2046ee"/>
    </style:style>
    <style:style style:name="P5" style:family="paragraph" style:parent-style-name="Standard">
      <style:text-properties fo:color="#ff0000" style:font-name="Courier New"/>
    </style:style>
    <style:style style:name="P6" style:family="paragraph" style:parent-style-name="Standard" style:list-style-name="L1">
      <style:text-properties fo:color="#ff0000" style:font-name="Courier New" officeooo:paragraph-rsid="0021bf88"/>
    </style:style>
    <style:style style:name="P7" style:family="paragraph" style:parent-style-name="Standard">
      <style:text-properties fo:color="#ff0000" style:font-name="Courier New" officeooo:paragraph-rsid="0021bf88"/>
    </style:style>
    <style:style style:name="P8" style:family="paragraph" style:parent-style-name="Standard" style:list-style-name="L1">
      <style:text-properties fo:color="#ff0000" style:font-name="Courier New" fo:font-size="10pt" officeooo:paragraph-rsid="0021bf88" style:font-size-asian="10pt" style:font-size-complex="10pt"/>
    </style:style>
    <style:style style:name="P9" style:family="paragraph" style:parent-style-name="Standard" style:list-style-name="L1">
      <style:text-properties fo:color="#ff0000" style:font-name="Courier New" fo:font-size="10pt" officeooo:paragraph-rsid="00287fc5" style:font-size-asian="10pt" style:font-size-complex="10pt"/>
    </style:style>
    <style:style style:name="P10" style:family="paragraph" style:parent-style-name="Standard" style:list-style-name="L1">
      <style:text-properties fo:color="#ff0000" style:font-name="Courier New" fo:font-size="10pt" officeooo:paragraph-rsid="002edb51" style:font-size-asian="10pt" style:font-size-complex="10pt"/>
    </style:style>
    <style:style style:name="P11" style:family="paragraph" style:parent-style-name="Standard" style:list-style-name="L1">
      <style:text-properties style:font-name="Courier New" officeooo:paragraph-rsid="002046ee"/>
    </style:style>
    <style:style style:name="P12" style:family="paragraph" style:parent-style-name="Standard" style:list-style-name="L1">
      <style:text-properties style:font-name="Courier New" officeooo:paragraph-rsid="0020e5ac"/>
    </style:style>
    <style:style style:name="P13" style:family="paragraph" style:parent-style-name="Standard" style:list-style-name="L1">
      <style:text-properties style:font-name="Courier New" fo:font-size="10pt" officeooo:paragraph-rsid="0026ce64" style:font-size-asian="10pt" style:font-size-complex="10pt"/>
    </style:style>
    <style:style style:name="P14" style:family="paragraph" style:parent-style-name="Standard" style:list-style-name="L1">
      <style:text-properties style:font-name="Courier New" fo:font-size="10pt" officeooo:paragraph-rsid="0021bf88" style:font-size-asian="10pt" style:font-size-complex="10pt"/>
    </style:style>
    <style:style style:name="P15" style:family="paragraph" style:parent-style-name="Standard">
      <style:text-properties style:font-name="Courier New" fo:font-size="10pt" officeooo:paragraph-rsid="0020e5ac" style:font-size-asian="10pt" style:font-size-complex="10pt"/>
    </style:style>
    <style:style style:name="P16" style:family="paragraph" style:parent-style-name="Standard" style:list-style-name="L1">
      <style:text-properties style:font-name="Courier New" officeooo:rsid="002c9197" officeooo:paragraph-rsid="002c9197"/>
    </style:style>
    <style:style style:name="P17" style:family="paragraph" style:parent-style-name="Standard" style:list-style-name="L1">
      <style:text-properties fo:color="#000000" style:font-name="Courier New" officeooo:paragraph-rsid="0021bf88"/>
    </style:style>
    <style:style style:name="P18" style:family="paragraph" style:parent-style-name="Standard" style:list-style-name="L1">
      <style:text-properties fo:color="#000000" style:font-name="Courier New" fo:font-size="10pt" officeooo:paragraph-rsid="0021bf88" style:font-size-asian="10pt" style:font-size-complex="10pt"/>
    </style:style>
    <style:style style:name="P19" style:family="paragraph" style:parent-style-name="Standard" style:list-style-name="L1">
      <style:text-properties fo:color="#000000" style:font-name="Courier New" fo:font-size="10pt" officeooo:paragraph-rsid="00293a67" style:font-size-asian="10pt" style:font-size-complex="10pt"/>
    </style:style>
    <style:style style:name="P20" style:family="paragraph" style:parent-style-name="Standard" style:list-style-name="L1">
      <style:text-properties fo:color="#000000" style:font-name="Courier New" fo:font-size="10pt" officeooo:paragraph-rsid="002aa691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8pt" officeooo:paragraph-rsid="001d7817" style:font-size-asian="18pt" style:font-size-complex="18p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officeooo:paragraph-rsid="001d7817" style:font-size-asian="14pt" style:font-size-complex="14pt"/>
    </style:style>
    <style:style style:name="P24" style:family="paragraph" style:parent-style-name="Standard" style:list-style-name="L1">
      <style:text-properties officeooo:rsid="001d7817" officeooo:paragraph-rsid="001d7817"/>
    </style:style>
    <style:style style:name="P25" style:family="paragraph" style:parent-style-name="Standard" style:list-style-name="L1">
      <style:text-properties officeooo:rsid="001d7817" officeooo:paragraph-rsid="002046ee"/>
    </style:style>
    <style:style style:name="P26" style:family="paragraph" style:parent-style-name="Standard" style:list-style-name="L1">
      <style:text-properties officeooo:rsid="001d7817" officeooo:paragraph-rsid="00223305"/>
    </style:style>
    <style:style style:name="P27" style:family="paragraph" style:parent-style-name="Standard" style:list-style-name="L1">
      <style:text-properties officeooo:rsid="001f58ef" officeooo:paragraph-rsid="00293a67"/>
    </style:style>
    <style:style style:name="P28" style:family="paragraph" style:parent-style-name="Standard">
      <style:text-properties officeooo:paragraph-rsid="002046ee"/>
    </style:style>
    <style:style style:name="P29" style:family="paragraph" style:parent-style-name="Standard">
      <style:text-properties officeooo:paragraph-rsid="002aa691"/>
    </style:style>
    <style:style style:name="P30" style:family="paragraph" style:parent-style-name="Standard" style:list-style-name="L1">
      <style:text-properties fo:color="#ff3333" style:font-name="Courier New" fo:font-size="10pt" officeooo:rsid="002c9197" officeooo:paragraph-rsid="002c9197" style:font-size-asian="10pt" style:font-size-complex="10pt"/>
    </style:style>
    <style:style style:name="P31" style:family="paragraph" style:parent-style-name="Standard" style:list-style-name="L1">
      <style:text-properties fo:color="#ff3333" style:font-name="Courier New" fo:font-size="10pt" officeooo:paragraph-rsid="0026ce64" style:font-size-asian="10pt" style:font-size-complex="10pt"/>
    </style:style>
    <style:style style:name="P32" style:family="paragraph" style:parent-style-name="Standard" style:list-style-name="L1">
      <style:text-properties fo:color="#ff3333" style:font-name="Courier New" fo:font-size="10pt" officeooo:paragraph-rsid="0020e5ac" style:font-size-asian="10pt" style:font-size-complex="10pt"/>
    </style:style>
    <style:style style:name="P33" style:family="paragraph" style:parent-style-name="Standard" style:list-style-name="L1">
      <style:text-properties fo:color="#ff3333" style:font-name="Courier New" officeooo:paragraph-rsid="0020e5ac"/>
    </style:style>
    <style:style style:name="P34" style:family="paragraph" style:parent-style-name="Standard" style:list-style-name="L1">
      <style:text-properties fo:color="#ff3333" style:font-name="Courier New" officeooo:paragraph-rsid="00293a67"/>
    </style:style>
    <style:style style:name="T1" style:family="text">
      <style:text-properties fo:color="#ff0000"/>
    </style:style>
    <style:style style:name="T2" style:family="text">
      <style:text-properties fo:color="#ff0000" officeooo:rsid="002538cd"/>
    </style:style>
    <style:style style:name="T3" style:family="text">
      <style:text-properties fo:color="#ff0000" style:font-name="Courier New" fo:font-size="10pt" officeooo:rsid="002edb51" style:font-size-asian="10pt" style:font-size-complex="10pt"/>
    </style:style>
    <style:style style:name="T4" style:family="text">
      <style:text-properties fo:color="#000000" style:font-name="Courier New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Courier New" fo:font-weight="bold" officeooo:rsid="0026ce64" style:font-weight-asian="bold" style:font-weight-complex="bold"/>
    </style:style>
    <style:style style:name="T6" style:family="text">
      <style:text-properties officeooo:rsid="001d7817"/>
    </style:style>
    <style:style style:name="T7" style:family="text">
      <style:text-properties officeooo:rsid="001f58ef"/>
    </style:style>
    <style:style style:name="T8" style:family="text">
      <style:text-properties officeooo:rsid="001fcc3f"/>
    </style:style>
    <style:style style:name="T9" style:family="text">
      <style:text-properties officeooo:rsid="002046ee"/>
    </style:style>
    <style:style style:name="T10" style:family="text">
      <style:text-properties officeooo:rsid="00223305"/>
    </style:style>
    <style:style style:name="T11" style:family="text">
      <style:text-properties officeooo:rsid="0024c9f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538cd"/>
    </style:style>
    <style:style style:name="T14" style:family="text">
      <style:text-properties fo:color="#000080" fo:font-size="10pt" style:font-size-asian="10pt" style:font-size-complex="10pt"/>
    </style:style>
    <style:style style:name="T15" style:family="text">
      <style:text-properties officeooo:rsid="0026ce64"/>
    </style:style>
    <style:style style:name="T16" style:family="text">
      <style:text-properties style:font-name="Courier New" officeooo:rsid="001fcc3f"/>
    </style:style>
    <style:style style:name="T17" style:family="text">
      <style:text-properties style:font-name="Courier New" fo:font-size="10pt" fo:font-weight="normal" officeooo:rsid="002aa691" style:font-size-asian="10pt" style:font-weight-asian="normal" style:font-size-complex="10pt" style:font-weight-complex="normal"/>
    </style:style>
    <style:style style:name="T18" style:family="text">
      <style:text-properties officeooo:rsid="00287fc5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weight="normal" officeooo:rsid="002aa691" style:font-size-asian="10pt" style:font-weight-asian="normal" style:font-size-complex="10pt" style:font-weight-complex="normal"/>
    </style:style>
    <style:style style:name="T21" style:family="text">
      <style:text-properties officeooo:rsid="00293a67"/>
    </style:style>
    <style:style style:name="T22" style:family="text">
      <style:text-properties officeooo:rsid="002aa691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2d4763"/>
    </style:style>
    <style:style style:name="T25" style:family="text">
      <style:text-properties fo:color="#ff3333" fo:font-weight="normal" officeooo:rsid="002c9197" style:font-weight-asian="normal" style:font-weight-complex="normal"/>
    </style:style>
    <style:style style:name="T26" style:family="text">
      <style:text-properties officeooo:rsid="002edb5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add a new effect to Nutcracker.</text:p>
      <text:p text:style-name="P2">Sean Meighan</text:p>
      <text:p text:style-name="P21">March 4, 2013 </text:p>
      <text:p text:style-name="P23"><text:span text:style-name="T6">Updated 8/18/2013 by Matt Brown</text:span></text:p>
      <text:p text:style-name="P22"/>
      <text:p text:style-name="Standard">Assumptions:</text:p>
      <text:p text:style-name="Standard">You already have Code::Blocks installed and configured</text:p>
      <text:p text:style-name="Standard">You have installed the mingw C++ compiler</text:p>
      <text:p text:style-name="Standard">You have compiled and created the wxWidgets libraries.</text:p>
      <text:p text:style-name="Standard"/>
      <text:p text:style-name="Standard">The test of the above 3 is that you can build the xLights project. Setting up your environment is in the ToolConfig.txt document in the nutcracker_c directory.</text:p>
      <text:p text:style-name="Standard"/>
      <text:p text:style-name="Standard">If yes, <text:span text:style-name="T21">then</text:span> let<text:span text:style-name="T21">'</text:span>s go through the steps to add a new effect into the Nutcracker tab in xLights.</text:p>
      <text:p text:style-name="Standard"/>
      <text:list xml:id="list3744366632704196454" text:style-name="L1">
        <text:list-item>
          <text:p text:style-name="P3">Add <text:span text:style-name="T6">y</text:span>our effect <text:span text:style-name="T6">controls to the visual layout</text:span>.</text:p>
          <text:list>
            <text:list-item>
              <text:p text:style-name="P24">In Code::Blocks, go to Resources &gt; xLights &gt; wxPanel &gt; EffectsPanel</text:p>
              <text:p text:style-name="P24"/>
            </text:list-item>
            <text:list-item>
              <text:p text:style-name="P24">Add a page to Choicebook1 by clicking on the wxPanel widget on the Standard tab, then click on Choicebook1.</text:p>
              <text:p text:style-name="P26"/>
            </text:list-item>
            <text:list-item>
              <text:p text:style-name="P26">Set the page name to the name of your effect <text:span text:style-name="T10">(referred to subsequently as </text:span>&lt;YourEffect&gt;<text:span text:style-name="T10">)</text:span>. Your effect name should NOT contain any text in parentheses, e.g. “(under development)”.</text:p>
              <text:p text:style-name="P25"/>
            </text:list-item>
            <text:list-item>
              <text:p text:style-name="P25">Set the var name of the wxPanel to Panel1_&lt;YourEffect&gt;</text:p>
              <text:p text:style-name="P24"/>
            </text:list-item>
            <text:list-item>
              <text:p text:style-name="P24">Drop a <text:span text:style-name="T8">wx</text:span>FlexGridSizer onto the wxPanel. Set the sizer Cols to 2 <text:span text:style-name="T7">and Growable cols to 1.</text:span></text:p>
              <text:p text:style-name="P24"/>
            </text:list-item>
            <text:list-item>
              <text:p text:style-name="P24">Add your controls to the FlexGrid Sizer. <text:span text:style-name="T7">In most cases, static text will go in the first column and controls in the second column. All items should be left justified, have a border width of 2, use the default pos and default size. Slider and text controls in the second column should be set to expand. wxChoice controls should NOT expand.</text:span></text:p>
              <text:p text:style-name="P27"/>
            </text:list-item>
            <text:list-item>
              <text:p text:style-name="P27">Static text can use the default var name and identifier. <text:span text:style-name="T8">Keep static text as short as possible. The goal is the keep Choicebook1 from growing any wider than it already is.</text:span></text:p>
              <text:p text:style-name="P27"/>
            </text:list-item>
            <text:list-item>
              <text:p text:style-name="P27">Controls should have a var name <text:span text:style-name="T8">of: </text:span></text:p>
              <text:p text:style-name="P27"><text:span text:style-name="T8">&lt;ControlType&gt;_&lt;YourEffect&gt;_&lt;Function&gt;</text:span></text:p>
              <text:p text:style-name="P27"><text:span text:style-name="T21">For example: </text:span><text:span text:style-name="T16">“Slider_YourEffect_Count”</text:span></text:p>
              <text:p text:style-name="P27"/>
              <text:p text:style-name="P27"><text:span text:style-name="T21">The control identifier should look like: ID_&lt;CONTROLTYPE&gt;_&lt;EffectName&gt;_&lt;Function&gt;</text:span></text:p>
              <text:p text:style-name="P27"><text:span text:style-name="T21">For example: </text:span><text:span text:style-name="T16">“ID_SLIDER_YourEffect_Count”</text:span></text:p>
            </text:list-item>
          </text:list>
        </text:list-item>
      </text:list>
      <text:p text:style-name="P28"/>
      <text:list xml:id="list210558527162088" text:continue-numbering="true" text:style-name="L1">
        <text:list-item>
          <text:p text:style-name="P4">Copy <text:span text:style-name="T9">r</text:span>enderTwinkle.<text:span text:style-name="T9">cpp to renderYourEffect.cpp</text:span></text:p>
          <text:p text:style-name="P4"/>
        </text:list-item>
        <text:list-item>
          <text:p text:style-name="P4"><text:soft-page-break/><text:span text:style-name="T9">Th</text:span>ere are the <text:span text:style-name="T24">5</text:span> places <text:span text:style-name="T11">where</text:span> code needs to be modified to add your effect. The easy way to find these locations is to do a search through the project for “RenderTwinkle”.</text:p>
        </text:list-item>
      </text:list>
      <text:p text:style-name="P28"/>
      <text:list xml:id="list210558529139458" text:continue-numbering="true" text:style-name="L1">
        <text:list-item>
          <text:list>
            <text:list-item>
              <text:p text:style-name="P3"><text:span text:style-name="T12">xLightsMain.h</text:span><text:span text:style-name="T23">: add an entry into the RGB_EFFECTS_e enum near line 200. It is critical that this list matches the order in Choicebook1.</text:span></text:p>
              <text:p text:style-name="P16"><text:span text:style-name="T23"/></text:p>
              <text:p text:style-name="P30"><text:span text:style-name="T23">eff_YOUREFFECT,</text:span></text:p>
            </text:list-item>
          </text:list>
        </text:list-item>
      </text:list>
      <text:p text:style-name="P29"><text:span text:style-name="T17"><text:tab/></text:span></text:p>
      <text:list xml:id="list210558530148072" text:continue-numbering="true" text:style-name="L1">
        <text:list-item>
          <text:list>
            <text:list-item>
              <text:p text:style-name="P3"><text:span text:style-name="T12">Effects.h</text:span>: <text:span text:style-name="T13">add an entry in the list (similar to the other effects). Try to keep them in alphabetical order. For example:</text:span></text:p>
              <text:p text:style-name="P11"/>
              <text:p text:style-name="P13"><text:span text:style-name="T2">void RenderYourEffect(int Count, int Steps, bool Strobe);</text:span></text:p>
            </text:list-item>
          </text:list>
        </text:list-item>
      </text:list>
      <text:p text:style-name="P15"><text:span text:style-name="T5"/></text:p>
      <text:list xml:id="list210558532136649" text:continue-numbering="true" text:style-name="L1">
        <text:list-item>
          <text:list>
            <text:list-item>
              <text:p text:style-name="P3"><text:span text:style-name="T12">pixelBuffer.cpp</text:span>: <text:span text:style-name="T15">add to the end of the file, similar to the other entries:</text:span></text:p>
            </text:list-item>
          </text:list>
          <text:p text:style-name="P12"/>
          <text:list text:continue-numbering="true">
            <text:list-header>
              <text:p text:style-name="P31">void PixelBufferClass::RenderYourEffect(int Count<text:span text:style-name="T13">, int Steps, bool Strobe</text:span>)</text:p>
              <text:p text:style-name="P32">{</text:p>
              <text:p text:style-name="P31"><text:s text:c="4"/>Effect[CurrentLayer].RenderYourEffect(Count<text:span text:style-name="T13">, int Steps, bool Strobe</text:span>);</text:p>
              <text:p text:style-name="P33"><text:span text:style-name="T19">}</text:span></text:p>
              <text:p text:style-name="P34"><text:span text:style-name="T12"/></text:p>
            </text:list-header>
            <text:list-item>
              <text:p text:style-name="P3"><text:span text:style-name="T12">TabSequence.cpp</text:span>: <text:span text:style-name="T21">In function RenderEffectFromMap() n</text:span>ear line<text:span text:style-name="T21">s</text:span> <text:span text:style-name="T18">800-900, add:</text:span></text:p>
            </text:list-item>
          </text:list>
        </text:list-item>
      </text:list>
      <text:p text:style-name="P7"/>
      <text:list xml:id="list210558536142751" text:continue-numbering="true" text:style-name="L1">
        <text:list-item>
          <text:list>
            <text:list-header>
              <text:p text:style-name="P8">else if (effect == wxT("YourEffect"))</text:p>
              <text:p text:style-name="P9">{</text:p>
              <text:list>
                <text:list-header>
                  <text:p text:style-name="P9"><text:span text:style-name="T18">buffer.RenderYourEffect(</text:span></text:p>
                  <text:list>
                    <text:list-header>
                      <text:p text:style-name="P9"><text:span text:style-name="T18">wxAtoi(SettingsMap[LayerStr+wxT("SLIDER_Twinkle_Count")]),</text:span></text:p>
                      <text:p text:style-name="P9"><text:span text:style-name="T18">wxAtoi(SettingsMap[LayerStr+wxT("SLIDER_Twinkle_Steps")]),</text:span></text:p>
                      <text:p text:style-name="P9"><text:span text:style-name="T18">SettingsMap[LayerStr+wxT("CHECKBOX_Twinkle_Strobe")]==wxT("1")</text:span></text:p>
                    </text:list-header>
                  </text:list>
                  <text:p text:style-name="P9"><text:span text:style-name="T18">);</text:span></text:p>
                </text:list-header>
              </text:list>
            </text:list-header>
          </text:list>
          <text:p text:style-name="P8"><text:s text:c="3"/>}</text:p>
          <text:p text:style-name="P8"/>
          <text:list text:continue-numbering="true">
            <text:list-item>
              <text:p text:style-name="P3"><text:span text:style-name="T12">TabSequence.cpp</text:span>: <text:span text:style-name="T21">In function PlayRgbEffect1() n</text:span>ear line<text:span text:style-name="T21">s</text:span> <text:span text:style-name="T21">900-1000</text:span> we need to add our choice into the switch selection. This code starts with</text:p>
            </text:list-item>
          </text:list>
          <text:p text:style-name="P17"/>
          <text:list text:continue-numbering="true">
            <text:list-header>
              <text:p text:style-name="P17"><text:span text:style-name="T19">switch (Choicebook1-&gt;GetSelection())</text:span></text:p>
            </text:list-header>
          </text:list>
          <text:p text:style-name="P14"><text:s text:c="3"/>{</text:p>
          <text:p text:style-name="P19"><text:s text:c="4"/>case <text:span text:style-name="T21">eff_NONE</text:span>:</text:p>
          <text:p text:style-name="P18"><text:s text:c="8"/>break; <text:s text:c="2"/>// none</text:p>
          <text:p text:style-name="P20"><text:s text:c="4"/>case <text:span text:style-name="T22">eff_BARS</text:span>:</text:p>
          <text:list text:continue-numbering="true">
            <text:list-header>
              <text:p text:style-name="P18">..</text:p>
              <text:p text:style-name="P18">..</text:p>
            </text:list-header>
          </text:list>
          <text:p text:style-name="P18"/>
          <text:p text:style-name="P10"><text:s text:c="3"/>case <text:span text:style-name="T25">eff_YOUREFFECT</text:span>: </text:p>
          <text:p text:style-name="P8"><text:s text:c="8"/>buffer.RenderYourEffect(Slider_YourEffect1_Count-&gt;GetValue());</text:p>
          <text:p text:style-name="P8"><text:s text:c="8"/>break;</text:p>
          <text:p text:style-name="P8"/>
          <text:list text:continue-numbering="true">
            <text:list-header>
              <text:p text:style-name="P6"/>
            </text:list-header>
          </text:list>
        </text:list-item>
        <text:list-item>
          <text:p text:style-name="P3">Compile project. When you select “YourEffect”, or whatever name you picked, it should create a twinkle effect. </text:p>
          <text:p text:style-name="P3"/>
        </text:list-item>
        <text:list-item>
          <text:p text:style-name="P3">Modify your <text:span text:style-name="T9">r</text:span>enderYourEffect.cpp and make the effect do what you really expect. <text:span text:style-name="T26">If you change the parameters passed to your render function, then you will need to revisit step 2 above.</text:span></text:p>
          <text:p text:style-name="P4"/>
        </text:list-item>
        <text:list-item>
          <text:p text:style-name="P4"><text:soft-page-break/><text:span text:style-name="T26">This step is only required if you want to create a Windows installer file (setup.exe).</text:span></text:p>
          <text:list>
            <text:list-item>
              <text:p text:style-name="P4"><text:span text:style-name="T9">R</text:span>un “Inno Setup”</text:p>
            </text:list-item>
            <text:list-item>
              <text:p text:style-name="P4">Open the xLights.iss file in the nutcracker_c directory. </text:p>
            </text:list-item>
            <text:list-item>
              <text:p text:style-name="P4">Run Compile to build a setup.exe, it will be found in ../nutcracker_c/output</text:p>
            </text:list-item>
          </text:list>
        </text:list-item>
      </text:list>
      <text:p text:style-name="Standard"/>
      <text:p text:style-name="P5"><text:s/></text:p>
      <text:p text:style-name="P5"/>
      <text:p text:style-name="P1"/>
      <text:p text:style-name="P1">Enjoy your new effect in Nutcracker 3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3T22:52:41.36</meta:creation-date>
    <dc:date>2013-08-19T21:05:58.405000000</dc:date>
    <meta:editing-duration>PT22H51M10S</meta:editing-duration>
    <meta:editing-cycles>16</meta:editing-cycles>
    <meta:generator>LibreOffice/4.1.0.4$Windows_x86 LibreOffice_project/89ea49ddacd9aa532507cbf852f2bb22b1ace28</meta:generator>
    <meta:document-statistic meta:table-count="0" meta:image-count="0" meta:object-count="0" meta:page-count="3" meta:paragraph-count="63" meta:word-count="578" meta:character-count="3843" meta:non-whitespace-character-count="3294"/>
  </office:meta>
</office:document-meta>
</file>